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 table:number-columns-repeated="2"/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8]; &quot;} that is in the &quot;; [.E38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8]; &quot; THAT 'participates in' SOME (&quot;; CHAR(10); &quot;    &quot;; SUBSTITUTE(SUBSTITUTE(SUBSTITUTE([.E38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0]; &quot;} that is in the &quot;; [.E40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0]; &quot; THAT 'participates in' SOME (&quot;; CHAR(10); &quot;    &quot;; SUBSTITUTE(SUBSTITUTE(SUBSTITUTE([.E40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with at least one {non-senesced flower}. In the case of an {unopened flower head}, the non-senesced flower(s) might no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in which all flowers are unopened flowers {$unopened flower}. The unopened flowers might not yet be visible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 office:value-type="string" calcext:value-type="string">
            <text:p>A {non-senesced flower head} with at least one {open flower}.</text:p>
          </table:table-cell>
          <table:table-cell table:style-name="ce12" office:value-type="string" calcext:value-type="string">
            <text:p>'non-senesced flower head' AND 'has visible part' SOME 'open flower'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/>
          <table:table-cell table:style-name="ce8" office:value-type="string" calcext:value-type="string">
            <text:p>An {open flower head} with at least one {pollen-releasing flower}.</text:p>
          </table:table-cell>
          <table:table-cell table:style-name="ce12" office:value-type="string" calcext:value-type="string">
            <text:p>'open flower head' AND 'has visible part' SOME 'pollen-releasing flower'</text:p>
          </table:table-cell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on which there are no remaining non-senesced flowers {$non-senesced flower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1]; &quot;} that is in the &quot;; [.E51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1]; &quot; THAT 'participates in' SOME (&quot;; CHAR(10); &quot;    &quot;; SUBSTITUTE(SUBSTITUTE(SUBSTITUTE([.E51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2]; &quot;} that is in the &quot;; [.E52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2]; &quot; THAT 'participates in' SOME (&quot;; CHAR(10); &quot;    &quot;; SUBSTITUTE(SUBSTITUTE(SUBSTITUTE([.E52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3]; &quot;} that is in the &quot;; [.E53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3]; &quot; THAT 'participates in' SOME (&quot;; CHAR(10); &quot;    &quot;; SUBSTITUTE(SUBSTITUTE(SUBSTITUTE([.E53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6]; &quot;} that is in the &quot;; [.E56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57]; &quot;} that is in the &quot;; [.E57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57]; &quot; THAT 'participates in' SOME (&quot;; CHAR(10); &quot;    &quot;; SUBSTITUTE(SUBSTITUTE(SUBSTITUTE([.E57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59]; &quot;} that is in the &quot;; [.E59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0]; &quot;} that is in the &quot;; [.E60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1]; &quot;} that is in the &quot;; [.E61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1]; &quot; THAT 'participates in' SOME (&quot;; CHAR(10); &quot;    &quot;; SUBSTITUTE(SUBSTITUTE(SUBSTITUTE([.E61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9" table:number-rows-repeated="8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/00/0000</text:date>, <text:time style:data-style-name="N2" text:time-value="10:53:01.6460256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9T11:03:35.992925341</dc:date>
    <dc:creator>Brian </dc:creator>
    <meta:editing-duration>P33DT13H26M51S</meta:editing-duration>
    <meta:editing-cycles>302</meta:editing-cycles>
    <meta:generator>LibreOffice/5.1.4.2$Linux_X86_64 LibreOffice_project/10m0$Build-2</meta:generator>
    <meta:document-statistic meta:table-count="1" meta:cell-count="325" meta:object-count="0"/>
    <meta:user-defined meta:name=""/>
  </office:meta>
</office:document-meta>
</file>